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auto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auto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 fo:font-size="20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管理人員的人事考績表格<text:span text:style-name="T1">-B</text:span>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office:value-type="string" calcext:value-type="string">
            <text:p> (<text:span text:style-name="T2">表格</text:span><text:span text:style-name="T3">A</text:span><text:span text:style-name="T4">的評價分數統計</text:span><text:span text:style-name="T3">)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姓名</text:p>
          </table:table-cell>
          <table:table-cell table:style-name="ce6" table:number-columns-spanned="2" table:number-rows-spanned="2"/>
          <table:covered-table-cell table:style-name="ce27"/>
          <table:table-cell table:style-name="ce15" office:value-type="string" calcext:value-type="string" table:number-columns-spanned="1" table:number-rows-spanned="2">
            <text:p>決<text:span text:style-name="T2">定評價分數</text:span></text:p>
          </table:table-cell>
          <table:table-cell table:style-name="ce36" office:value-type="string" calcext:value-type="string" table:number-columns-spanned="2" table:number-rows-spanned="2">
            <text:p>              <text:span text:style-name="T2">分</text:span></text:p>
          </table:table-cell>
          <table:covered-table-cell table:style-name="ce36"/>
          <table:table-cell table:number-columns-repeated="1018"/>
        </table:table-row>
        <table:table-row table:style-name="ro3">
          <table:covered-table-cell table:style-name="ce4"/>
          <table:covered-table-cell table:style-name="ce19"/>
          <table:covered-table-cell table:style-name="ce24"/>
          <table:covered-table-cell table:style-name="ce33"/>
          <table:covered-table-cell table:number-columns-repeated="2" table:style-name="ce36"/>
          <table:table-cell table:number-columns-repeated="1018"/>
        </table:table-row>
        <table:table-row table:style-name="ro3">
          <table:table-cell table:style-name="ce5" office:value-type="string" calcext:value-type="string">
            <text:p>第一次考核<text:span text:style-name="T5">   </text:span><text:span text:style-name="T4">主任或組長</text:span><text:span text:style-name="T3">   </text:span><text:span text:style-name="T4">判斷</text:span><text:span text:style-name="T3">    </text:span><text:span text:style-name="T4">董監事會議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第二次考核<text:span text:style-name="T5">   </text:span><text:span text:style-name="T4">課長或經理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◎判定基準<text:span text:style-name="T5">          </text:span><text:span text:style-name="T4">調</text:span><text:span text:style-name="T3">      </text:span><text:span text:style-name="T4">整</text:span><text:span text:style-name="T3">   </text:span><text:span text:style-name="T4">總經理</text:span></text:p>
          </table:table-cell>
          <table:table-cell table:number-columns-repeated="1023"/>
        </table:table-row>
        <table:table-row table:style-name="ro3">
          <table:table-cell table:style-name="ce6"/>
          <table:table-cell table:style-name="ce20" office:value-type="string" calcext:value-type="string">
            <text:p>A.<text:span text:style-name="T2">特別優秀</text:span></text:p>
          </table:table-cell>
          <table:table-cell table:style-name="ce20" office:value-type="string" calcext:value-type="string">
            <text:p>B.<text:span text:style-name="T2">優秀</text:span></text:p>
          </table:table-cell>
          <table:table-cell table:style-name="ce20" office:value-type="string" calcext:value-type="string">
            <text:p>C.<text:span text:style-name="T2">普通</text:span></text:p>
          </table:table-cell>
          <table:table-cell table:style-name="ce20" office:value-type="string" calcext:value-type="string">
            <text:p>D.<text:span text:style-name="T2">需要努力</text:span></text:p>
          </table:table-cell>
          <table:table-cell table:style-name="ce20" office:value-type="string" calcext:value-type="string">
            <text:p>E.<text:span text:style-name="T2">差</text:span></text:p>
          </table:table-cell>
          <table:table-cell table:number-columns-repeated="1018"/>
        </table:table-row>
        <table:table-row table:style-name="ro3">
          <table:table-cell table:style-name="ce7" table:number-columns-spanned="1" table:number-rows-spanned="3"/>
          <table:table-cell table:style-name="ce21" office:value-type="string" calcext:value-type="string">
            <text:p>嚴守紀律</text:p>
          </table:table-cell>
          <table:table-cell table:style-name="ce21" office:value-type="string" calcext:value-type="string">
            <text:p>忠於職務</text:p>
          </table:table-cell>
          <table:table-cell table:style-name="ce21" office:value-type="string" calcext:value-type="string">
            <text:p>可信賴</text:p>
          </table:table-cell>
          <table:table-cell table:style-name="ce21" office:value-type="string" calcext:value-type="string">
            <text:p>希望再自我</text:p>
          </table:table-cell>
          <table:table-cell table:style-name="ce38" office:value-type="string" calcext:value-type="string" table:number-columns-spanned="1" table:number-rows-spanned="3">
            <text:p>需要從根本教育</text:p>
          </table:table-cell>
          <table:table-cell table:number-columns-repeated="1018"/>
        </table:table-row>
        <table:table-row table:style-name="ro3">
          <table:covered-table-cell table:style-name="ce8"/>
          <table:table-cell table:style-name="ce22" office:value-type="string" calcext:value-type="string">
            <text:p>積極地完成工作</text:p>
          </table:table-cell>
          <table:table-cell table:style-name="ce22" office:value-type="string" calcext:value-type="string">
            <text:p>有效率</text:p>
          </table:table-cell>
          <table:table-cell table:style-name="ce22" office:value-type="string" calcext:value-type="string">
            <text:p>但仍需更積極</text:p>
          </table:table-cell>
          <table:table-cell table:style-name="ce22" office:value-type="string" calcext:value-type="string">
            <text:p>革新與努力</text:p>
          </table:table-cell>
          <table:covered-table-cell table:style-name="ce39"/>
          <table:table-cell table:number-columns-repeated="1018"/>
        </table:table-row>
        <table:table-row table:style-name="ro3">
          <table:covered-table-cell table:style-name="ce9"/>
          <table:table-cell table:style-name="ce23" office:value-type="string" calcext:value-type="string">
            <text:p>是模範職員</text:p>
          </table:table-cell>
          <table:table-cell table:style-name="ce28" table:number-columns-repeated="3"/>
          <table:covered-table-cell table:style-name="ce40"/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5</text:span><text:span text:style-name="T4">分</text:span></text:p>
          </table:table-cell>
          <table:table-cell table:style-name="ce24" office:value-type="string" calcext:value-type="string">
            <text:p>15<text:span text:style-name="T2">分</text:span></text:p>
          </table:table-cell>
          <table:table-cell table:style-name="ce24" office:value-type="string" calcext:value-type="string">
            <text:p>14~12<text:span text:style-name="T2">分</text:span></text:p>
          </table:table-cell>
          <table:table-cell table:style-name="ce24" office:value-type="string" calcext:value-type="string">
            <text:p>11~9<text:span text:style-name="T2">分</text:span></text:p>
          </table:table-cell>
          <table:table-cell table:style-name="ce24" office:value-type="string" calcext:value-type="string">
            <text:p>8~6<text:span text:style-name="T2">分</text:span></text:p>
          </table:table-cell>
          <table:table-cell table:style-name="ce24" office:value-type="string" calcext:value-type="string">
            <text:p>5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10</text:span><text:span text:style-name="T4">分</text:span></text:p>
          </table:table-cell>
          <table:table-cell table:style-name="ce24" office:value-type="string" calcext:value-type="string">
            <text:p>10<text:span text:style-name="T2">分</text:span></text:p>
          </table:table-cell>
          <table:table-cell table:style-name="ce24" office:value-type="string" calcext:value-type="string">
            <text:p>9~8<text:span text:style-name="T2">分</text:span></text:p>
          </table:table-cell>
          <table:table-cell table:style-name="ce24" office:value-type="string" calcext:value-type="string">
            <text:p>7~6<text:span text:style-name="T2">分</text:span></text:p>
          </table:table-cell>
          <table:table-cell table:style-name="ce24" office:value-type="string" calcext:value-type="string">
            <text:p>5~4<text:span text:style-name="T2">分</text:span></text:p>
          </table:table-cell>
          <table:table-cell table:style-name="ce24" office:value-type="string" calcext:value-type="string">
            <text:p>3<text:span text:style-name="T2">分以下</text:span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滿分<text:span text:style-name="T5">5</text:span><text:span text:style-name="T4">分</text:span></text:p>
          </table:table-cell>
          <table:table-cell table:style-name="ce24" office:value-type="string" calcext:value-type="string">
            <text:p>5 <text:span text:style-name="T2">分</text:span></text:p>
          </table:table-cell>
          <table:table-cell table:style-name="ce24" office:value-type="string" calcext:value-type="string">
            <text:p>4<text:span text:style-name="T2">分</text:span></text:p>
          </table:table-cell>
          <table:table-cell table:style-name="ce24" office:value-type="string" calcext:value-type="string">
            <text:p>3<text:span text:style-name="T2">分</text:span></text:p>
          </table:table-cell>
          <table:table-cell table:style-name="ce24" office:value-type="string" calcext:value-type="string">
            <text:p>2<text:span text:style-name="T2">分</text:span></text:p>
          </table:table-cell>
          <table:table-cell table:style-name="ce24" office:value-type="string" calcext:value-type="string">
            <text:p>1<text:span text:style-name="T2">分</text:span>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◎勤惰評價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25"/>
          <table:table-cell table:style-name="ce29" office:value-type="string" calcext:value-type="string">
            <text:p>標準上班日數</text:p>
          </table:table-cell>
          <table:table-cell table:style-name="ce34" office:value-type="string" calcext:value-type="string">
            <text:p>日</text:p>
          </table:table-cell>
          <table:table-cell table:style-name="ce29" office:value-type="string" calcext:value-type="string">
            <text:p>記載事項</text:p>
          </table:table-cell>
          <table:table-cell table:style-name="ce29" office:value-type="string" calcext:value-type="string">
            <text:p>綜合意見</text:p>
          </table:table-cell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缺席　　　<text:span text:style-name="T5">  (</text:span><text:span text:style-name="T4">事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1" office:value-type="string" calcext:value-type="string">
            <text:p>              (<text:span text:style-name="T2">病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工</text:p>
          </table:table-cell>
          <table:table-cell table:style-name="ce26"/>
          <table:table-cell table:style-name="ce31" office:value-type="string" calcext:value-type="string">
            <text:p>            (<text:span text:style-name="T2">喪假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作</text:p>
          </table:table-cell>
          <table:table-cell table:style-name="ce26"/>
          <table:table-cell table:style-name="ce31" office:value-type="string" calcext:value-type="string">
            <text:p>            (<text:span text:style-name="T2">無故</text:span><text:span text:style-name="T3">)</text:span>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狀</text:p>
          </table:table-cell>
          <table:table-cell table:style-name="ce26"/>
          <table:table-cell table:style-name="ce32" office:value-type="string" calcext:value-type="string">
            <text:p>早退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況</text:p>
          </table:table-cell>
          <table:table-cell table:style-name="ce26"/>
          <table:table-cell table:style-name="ce32" office:value-type="string" calcext:value-type="string">
            <text:p>遲到</text:p>
          </table:table-cell>
          <table:table-cell table:style-name="ce35" office:value-type="string" calcext:value-type="string">
            <text:p>次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0" office:value-type="string" calcext:value-type="string">
            <text:p>遲到早退缺席換算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2"/>
          <table:table-cell table:style-name="ce26"/>
          <table:table-cell table:style-name="ce32" office:value-type="string" calcext:value-type="string">
            <text:p>缺席總數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style-name="ce14"/>
          <table:table-cell table:style-name="ce26"/>
          <table:table-cell table:style-name="ce30" office:value-type="string" calcext:value-type="string">
            <text:p>實際上班日數總計</text:p>
          </table:table-cell>
          <table:table-cell table:style-name="ce35" office:value-type="string" calcext:value-type="string">
            <text:p>日</text:p>
          </table:table-cell>
          <table:table-cell table:style-name="ce26" table:number-columns-repeated="2"/>
          <table:table-cell table:number-columns-repeated="1018"/>
        </table:table-row>
        <table:table-row table:style-name="ro3">
          <table:table-cell table:number-columns-repeated="4"/>
          <table:table-cell table:style-name="ce37" table:number-columns-repeated="2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獎賞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本人對判定的不滿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加薪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訓練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office:value-type="string" calcext:value-type="string" table:number-columns-spanned="2" table:number-rows-spanned="1">
            <text:p>調整</text:p>
          </table:table-cell>
          <table:covered-table-cell table:style-name="ce1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2" table:number-rows-spanned="1">
            <text:p>對判定晉升的反應</text:p>
          </table:table-cell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15" table:number-columns-spanned="2" table:number-rows-spanned="1"/>
          <table:covered-table-cell table:style-name="ce29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 calcext:value-type="string" table:number-columns-spanned="6" table:number-rows-spanned="3">
            <text:p>備註</text:p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>
          <table:covered-table-cell table:number-columns-repeated="6" table:style-name="ce17"/>
          <table:table-cell table:number-columns-repeated="1018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36:03.3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6:05:42</meta:creation-date>
    <dc:date>2017-01-20T19:36:34.818000000</dc:date>
    <meta:print-date>2004-04-19T16:11:40</meta:print-date>
    <meta:generator>LibreOffice/5.1.1.3$Windows_x86 LibreOffice_project/89f508ef3ecebd2cfb8e1def0f0ba9a803b88a6d</meta:generator>
    <meta:editing-duration>PT31S</meta:editing-duration>
    <meta:editing-cycles>1</meta:editing-cycles>
    <meta:document-statistic meta:table-count="1" meta:cell-count="75" meta:object-count="0"/>
  </office:meta>
</office:document-meta>
</file>